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26, 2021 (04:49: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6T20:50:09Z</meta:creation-date>
    <dc:date>2021-08-26T20:50:09Z</dc:date>
    <meta:user-defined meta:name="date" meta:value-type="string">August  26, 2021 (04:49: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